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Heading_20_1">
      <style:text-properties officeooo:paragraph-rsid="0041e535"/>
    </style:style>
    <style:style style:name="P28" style:family="paragraph" style:parent-style-name="Heading_20_1">
      <style:text-properties officeooo:rsid="00321bee"/>
    </style:style>
    <style:style style:name="P29" style:family="paragraph" style:parent-style-name="Heading_20_1">
      <style:text-properties officeooo:rsid="003aa8ee" officeooo:paragraph-rsid="003aa8ee"/>
    </style:style>
    <style:style style:name="P30" style:family="paragraph" style:parent-style-name="Heading_20_1">
      <style:text-properties officeooo:rsid="003ffe32"/>
    </style:style>
    <style:style style:name="P31" style:family="paragraph" style:parent-style-name="Standard">
      <style:text-properties officeooo:rsid="0036fbd4" officeooo:paragraph-rsid="0036fbd4"/>
    </style:style>
    <style:style style:name="P32" style:family="paragraph" style:parent-style-name="Standard">
      <style:text-properties officeooo:rsid="004ea0bb" officeooo:paragraph-rsid="004ea0bb"/>
    </style:style>
    <style:style style:name="P33" style:family="paragraph" style:parent-style-name="Standard">
      <style:text-properties officeooo:rsid="00213ff2" officeooo:paragraph-rsid="00213ff2"/>
    </style:style>
    <style:style style:name="P34" style:family="paragraph" style:parent-style-name="Standard">
      <style:text-properties officeooo:rsid="00538171" officeooo:paragraph-rsid="00538171"/>
    </style:style>
    <style:style style:name="P35" style:family="paragraph" style:parent-style-name="Text_20_body">
      <style:paragraph-properties fo:text-align="center" style:justify-single-word="false"/>
      <style:text-properties officeooo:rsid="0045ccf5" officeooo:paragraph-rsid="0045ccf5"/>
    </style:style>
    <style:style style:name="P36" style:family="paragraph" style:parent-style-name="Text_20_body">
      <style:paragraph-properties fo:text-align="center" style:justify-single-word="false"/>
      <style:text-properties officeooo:rsid="0049f42d" officeooo:paragraph-rsid="0049f42d"/>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35">Goran Dakov / Hell</text:p>
      <text:p text:style-name="P35">Goran Dakov / Earth</text:p>
      <text:p text:style-name="P36">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27" text:outline-level="1">Shroedinger Equation <draw:frame draw:style-name="fr1" draw:name="Object11" text:anchor-type="as-char" svg:y="-0.497cm" svg:width="13.885cm" svg:height="0.88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text:soft-page-break/>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34">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text:soft-page-break/>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text:soft-page-break/></text:p>
      <text:h text:style-name="Heading_20_1" text:outline-level="1">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28"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32"><text:soft-page-break/>Identical to the Thane Heinz Bi-Toroid transformer, but it is manufactured with splitting into different gold/partial matter parts.</text:p>
      <text:p text:style-name="P32">Presumably naively made one will only be possible to make if one splits the matter up correctly so it should be possible to do by hand by some people.</text:p>
      <text:p text:style-name="P32">Also it only works in this Shroedinger Equation hamiltonian if there is a phase and null for the terminals of the coils as otherwise there would be no Aether sucktion or production.</text:p>
      <text:h text:style-name="P29"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30"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10T19:43:58.669249950</dc:date>
    <meta:editing-duration>PT2H56M7S</meta:editing-duration>
    <meta:editing-cycles>53</meta:editing-cycles>
    <meta:generator>LibreOffice/24.2.7.2$Linux_X86_64 LibreOffice_project/420$Build-2</meta:generator>
    <meta:document-statistic meta:table-count="0" meta:image-count="0" meta:object-count="10" meta:page-count="5" meta:paragraph-count="91" meta:word-count="1774" meta:character-count="10348" meta:non-whitespace-character-count="8647"/>
  </office:meta>
</office:document-meta>
</file>

<file path=Object 1/content.xml><?xml version="1.0" encoding="utf-8"?>
<math xmlns="http://www.w3.org/1998/Math/MathML" display="block">
  <semantics>
    <mrow>
      <mrow>
        <mo stretchy="false">−</mo>
        <mi>i</mi>
      </mrow>
      <mi mathvariant="normal">ℏ</mi>
      <mfrac>
        <mo stretchy="false">∂</mo>
        <mrow>
          <mo stretchy="false">∂</mo>
          <mi>t</mi>
        </mrow>
      </mfrac>
      <mrow>
        <mi>ψ</mi>
        <mo stretchy="false">=</mo>
        <mi>k</mi>
      </mrow>
      <mi>ψ</mi>
      <mrow>
        <mo fence="true" form="prefix" stretchy="false">(</mo>
        <mrow>
          <mrow>
            <mrow>
              <mi>I</mi>
              <mo stretchy="false">+</mo>
              <mi>α</mi>
            </mrow>
            <mrow>
              <msub>
                <mo stretchy="false">∂</mo>
                <mi>μ</mi>
              </msub>
              <msub>
                <mo stretchy="false">⊙</mo>
                <mi mathvariant="normal">Δ</mi>
              </msub>
              <mi>I</mi>
            </mrow>
          </mrow>
        </mrow>
        <mo fence="true" form="postfix" stretchy="false">)</mo>
      </mrow>
      <mrow>
        <msqrt>
          <mrow>
            <mrow>
              <mo fence="true" form="prefix" stretchy="false">(</mo>
              <mrow>
                <mrow>
                  <mrow>
                    <msub>
                      <mo stretchy="false">∂</mo>
                      <mi>ψ</mi>
                    </msub>
                    <mo stretchy="false">+</mo>
                    <msub>
                      <mi>A</mi>
                      <mi>μ</mi>
                    </msub>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 over {partial t} %psi=k %psi (I+%alpha partial_%mu odot_%DELTA I)sqrt {( partial_%psi+A_%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